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En donde explica las funciones, punto 7, funcion getch#####</text:p>
      <text:p text:style-name="Normal"/>
      <text:p text:style-name="Normal">7. La función getch, que se encarga de leer un carácter del archivo de entrada. Como se explicó anteriormente, ésta hace uso de un buffer. Por lo tanto, conociendo el tamaño del buffer y la última posición leída, devolverá el caracter correspondiente, y cuando la posición sea mayor o igual al tamaño se encargará de llenar el buffer nuevamente con nuevos datos. Esta función tiene una complicación adicional, ya que debe indicar cuando fue leído el final del archivo en el buffer. Para eso, utilizaremos una variable global, que será nula hasta el momento en que se lee el EOF, que cambiará de valor y permitirá avisar a las demás funciones que ya se leyó todo el archivo. Si se produjera algún error en la lectura devolverá un código de error. Para la lectura del archivo hace uso de un syscall, puede ocurrir que se lean menos bytes de los pedidos, en ese caso pueden ser por dos razones, que no hay más por leer o que se leyó menos pero se puede leer más. Esto lo solucionamos haciendo que la lectura se haga en un loop, que termina cuando no hay más para leer o cuando se llenó el buffer. Cuando se lee el EOF, para poder distinguir si quedan o no caracteres en el buffer para analizar, lo que hacemos es actualizar la variable eof_leido, que indica que no hay más para leer pero todavía hay cosas en el buffer. Cuando se intente leer nuevamente del archivo, si ésta variable es distinta de cero, significa que no hay más cosas en el buffer, por lo que se actualiza la variable escribir_eof y se devuelve cero. El stackframe correspondiente a esta función quedará definido de la siguiente manera:</text:p>
      <text:p text:style-name="Normal"/>
      <text:p text:style-name="Normal"/>
      <text:p text:style-name="Normal">******(solo agregue escribir_eof y cambie eof_leido)******</text:p>
      <text:p text:style-name="Normal">1.1 Variables globales</text:p>
      <text:p text:style-name="Normal"/>
      <text:p text:style-name="Normal">A continuación se explican las variables globales utilizadas y cómo se las interpreta.</text:p>
      <text:p text:style-name="Normal"/>
      <text:p text:style-name="Normal">1. pos_buffer_entrada: Indica la posición del próximo caracter a leer en el buffer de entrada. Se incrementa en uno cada vez que se lee un caracter y se reinicia a cero cuando se vuelve a llenar el buffer. Esta variable comienza seteada en -1, que sin signo es el número más alto, para que se produzca la primer lectura del archivo.</text:p>
      <text:p text:style-name="Normal"/>
      <text:p text:style-name="Normal">2. pos_buffer_salida: Indica la posición del próximo caracter a escribir en el buffer de salida. Se incrementa en uno cada vez que se escribe un caracter y se reinicia a cero cuando se realiza la escritura del archivo y se vacía el buffer.</text:p>
      <text:p text:style-name="Normal"/>
      <text:p text:style-name="Normal">3. tam_buffer_entrada: Indica el tamaño del buffer de entrada. Se inicializa en la creación del buffer con su valor correspondiente. Solo se actualiza cuando se realiza la última lectura (que lee menos bytes) para saber cuántos bytes quedan.</text:p>
      <text:p text:style-name="Normal"/>
      <text:soft-page-break/>
      <text:p text:style-name="Normal">4. tam_buffer_salida: Indica el tamaño del buffer de salida. Se inicializa en la creación del buffer con su valor correspondiente. Solo se actualiza cuando se debe realizar la última escritura (que escribe menos bytes) para saber cuántos bytes quedan en el buffer.</text:p>
      <text:p text:style-name="Normal"/>
      <text:p text:style-name="Normal">5. eof_leido: Permite saber cuando se alcanzó el final del archivo de lectura y que por lo tanto no hay que hacer más lecturas. Su valor es 0 hasta el momento que se hayan leído todos los caracteres del archivo de entrada, hayan sido analizados todos los caracteres o no.<text:s/></text:p>
      <text:p text:style-name="Normal"/>
      <text:p text:style-name="Normal">6. escribir_eof: Indica que ya se analizaron todos los caracteres del archivo, y que por lo tanto debe escribirse todo lo que queda en el buffer al archivo y finalizar el programa. Es 0 hasta el momento en que se analizan todos los caracter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A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eld</meta:initial-creator>
    <dc:creator>Feld</dc:creator>
    <meta:creation-date>2017-09-26T02:13:00Z</meta:creation-date>
    <dc:date>2017-09-26T02:13:00Z</dc:date>
    <meta:template xlink:href="Normal.dotm" xlink:type="simple"/>
    <meta:editing-cycles>2</meta:editing-cycles>
    <meta:editing-duration>PT0S</meta:editing-duration>
    <meta:document-statistic meta:page-count="2" meta:paragraph-count="6" meta:word-count="529" meta:character-count="3436" meta:row-count="24" meta:non-whitespace-character-count="2913"/>
  </office:meta>
</office:document-meta>
</file>